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tackoverflow.com/questions/16337511/log-all-requests-from-the-python-requests-module" text:style-name="Internet_20_link" text:visited-style-name="Visited_20_Internet_20_Link">logging - Log all requests from the python-requests module - Stack Overflow</text:a> <text:a xlink:type="simple" xlink:href="https://realpython.com/python-send-email/" text:style-name="Internet_20_link" text:visited-style-name="Visited_20_Internet_20_Link">Sending Emails With Python – Real Python</text:a> <text:a xlink:type="simple" xlink:href="https://www.courier.com/blog/three-ways-to-send-emails-using-python-with-code-tutorials" text:style-name="Internet_20_link" text:visited-style-name="Visited_20_Internet_20_Link">Three Ways to Send Emails Using Python With Code Tutorials | Courier</text:a> <text:a xlink:type="simple" xlink:href="https://cloud.italia.it/programma-abilitazione-cloud/#kit" text:style-name="Internet_20_link" text:visited-style-name="Visited_20_Internet_20_Link">Il programma di abilitazione al cloud per la PA - Cloud Italia</text:a> <text:a xlink:type="simple" xlink:href="https://www.forumpa.it/pa-digitale/interoperabilita-stato-di-fatto-e-possibili-scenari/" text:style-name="Internet_20_link" text:visited-style-name="Visited_20_Internet_20_Link">Interoperabilità della PA: stato di fatto e possibili scenari</text:a> <text:a xlink:type="simple" xlink:href="https://pypi.org/project/requests-oauth2client/" text:style-name="Internet_20_link" text:visited-style-name="Visited_20_Internet_20_Link">requests-oauth2client · PyPI</text:a> <text:a xlink:type="simple" xlink:href="https://docs.authlib.org/en/latest/client/oauth2.html" text:style-name="Internet_20_link" text:visited-style-name="Visited_20_Internet_20_Link">OAuth 2 Session — Authlib 1.2.0 documentation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8T09:14:33.019000000</meta:creation-date>
    <dc:date>2023-01-18T18:26:53.725000000</dc:date>
    <meta:editing-duration>PT9H12M21S</meta:editing-duration>
    <meta:editing-cycles>1</meta:editing-cycles>
    <meta:document-statistic meta:table-count="0" meta:image-count="0" meta:object-count="0" meta:page-count="1" meta:paragraph-count="1" meta:word-count="60" meta:character-count="386" meta:non-whitespace-character-count="324"/>
    <meta:generator>LibreOffice/6.4.4.2$Windows_x86 LibreOffice_project/3d775be2011f3886db32dfd395a6a6d1ca2630ff</meta:generator>
  </office:meta>
</office:document-meta>
</file>